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use-window-font-color="true" fo:font-weight="normal" officeooo:rsid="00060cd2" officeooo:paragraph-rsid="00060cd2" style:font-weight-asian="normal" style:font-weight-complex="normal"/>
    </style:style>
    <style:style style:name="P2" style:family="paragraph" style:parent-style-name="Standard">
      <style:text-properties style:use-window-font-color="true" fo:font-weight="normal" officeooo:rsid="000bc387" officeooo:paragraph-rsid="000cb306" style:font-weight-asian="normal" style:font-weight-complex="normal"/>
    </style:style>
    <style:style style:name="P3" style:family="paragraph" style:parent-style-name="Standard">
      <style:text-properties style:use-window-font-color="true" fo:font-weight="normal" officeooo:rsid="000e2af8" officeooo:paragraph-rsid="000cb306" style:font-weight-asian="normal" style:font-weight-complex="normal"/>
    </style:style>
    <style:style style:name="P4" style:family="paragraph" style:parent-style-name="Standard">
      <style:text-properties style:use-window-font-color="true" fo:font-weight="normal" officeooo:rsid="000e2af8" officeooo:paragraph-rsid="000e2af8" style:font-weight-asian="normal" style:font-weight-complex="normal"/>
    </style:style>
    <style:style style:name="P5" style:family="paragraph" style:parent-style-name="Standard">
      <style:text-properties style:use-window-font-color="true" fo:font-weight="normal" officeooo:rsid="000e2af8" officeooo:paragraph-rsid="001106ab" style:font-weight-asian="normal" style:font-weight-complex="normal"/>
    </style:style>
    <style:style style:name="P6" style:family="paragraph" style:parent-style-name="Standard">
      <style:text-properties style:use-window-font-color="true" style:font-name="Arial" fo:font-size="9.5pt" fo:font-weight="normal" officeooo:rsid="00060cd2" officeooo:paragraph-rsid="00060cd2" fo:background-color="#ffffff" style:font-name-asian="Times New Roman" style:font-size-asian="9.5pt" style:font-weight-asian="normal" style:font-name-complex="Times New Roman" style:font-size-complex="9.5pt" style:font-weight-complex="normal"/>
    </style:style>
    <style:style style:name="P7" style:family="paragraph" style:parent-style-name="Standard">
      <style:text-properties style:use-window-font-color="true" style:font-name="Arial" fo:font-size="9.5pt" fo:font-weight="normal" officeooo:rsid="000e2af8" officeooo:paragraph-rsid="00155391" fo:background-color="#ffffff" style:font-name-asian="Times New Roman" style:font-size-asian="9.5pt" style:font-weight-asian="normal" style:font-name-complex="Times New Roman" style:font-size-complex="9.5pt" style:font-weight-complex="normal"/>
    </style:style>
    <style:style style:name="P8" style:family="paragraph" style:parent-style-name="Standard">
      <style:text-properties style:use-window-font-color="true" style:font-name="Arial" fo:font-size="9.5pt" fo:font-weight="normal" officeooo:rsid="000e2af8" officeooo:paragraph-rsid="0016b3de" fo:background-color="#ffffff" style:font-name-asian="Times New Roman" style:font-size-asian="9.5pt" style:font-weight-asian="normal" style:font-name-complex="Times New Roman" style:font-size-complex="9.5pt" style:font-weight-complex="normal"/>
    </style:style>
    <style:style style:name="P9" style:family="paragraph" style:parent-style-name="Standard">
      <style:text-properties style:use-window-font-color="true" style:font-name="Arial" fo:font-size="9.5pt" fo:font-weight="normal" officeooo:rsid="000e2af8" officeooo:paragraph-rsid="00181c56" fo:background-color="#ffffff" style:font-name-asian="Times New Roman" style:font-size-asian="9.5pt" style:font-weight-asian="normal" style:font-name-complex="Times New Roman" style:font-size-complex="9.5pt" style:font-weight-complex="normal"/>
    </style:style>
    <style:style style:name="P10" style:family="paragraph" style:parent-style-name="Standard">
      <style:text-properties style:use-window-font-color="true" style:font-name="Arial" fo:font-size="9.5pt" fo:font-weight="normal" officeooo:rsid="000e2af8" officeooo:paragraph-rsid="001b9679" fo:background-color="#ffffff" style:font-name-asian="Times New Roman" style:font-size-asian="9.5pt" style:font-weight-asian="normal" style:font-name-complex="Times New Roman" style:font-size-complex="9.5pt" style:font-weight-complex="normal"/>
    </style:style>
    <style:style style:name="P11" style:family="paragraph" style:parent-style-name="Standard">
      <style:text-properties style:use-window-font-color="true" style:font-name="Arial" fo:font-size="9.5pt" fo:font-weight="normal" officeooo:rsid="00181c56" officeooo:paragraph-rsid="00181c56" fo:background-color="#ffffff" style:font-name-asian="Times New Roman" style:font-size-asian="9.5pt" style:font-weight-asian="normal" style:font-name-complex="Times New Roman" style:font-size-complex="9.5pt" style:font-weight-complex="normal"/>
    </style:style>
    <style:style style:name="P12" style:family="paragraph" style:parent-style-name="Standard">
      <style:text-properties fo:color="#000080" fo:font-weight="normal" officeooo:rsid="00060cd2" officeooo:paragraph-rsid="00060cd2" style:font-weight-asian="normal" style:font-weight-complex="normal"/>
    </style:style>
    <style:style style:name="P13" style:family="paragraph" style:parent-style-name="Standard">
      <style:text-properties fo:color="#000080" fo:font-weight="normal" officeooo:rsid="00060cd2" officeooo:paragraph-rsid="0007aee9" style:font-weight-asian="normal" style:font-weight-complex="normal"/>
    </style:style>
    <style:style style:name="P14" style:family="paragraph" style:parent-style-name="Standard">
      <style:text-properties fo:color="#000080" fo:font-weight="normal" officeooo:rsid="000777a9" officeooo:paragraph-rsid="000777a9" style:font-weight-asian="normal" style:font-weight-complex="normal"/>
    </style:style>
    <style:style style:name="P15" style:family="paragraph" style:parent-style-name="Standard">
      <style:text-properties fo:color="#000080" style:font-name="Arial" fo:font-size="9.5pt" fo:font-weight="normal" officeooo:rsid="000e2af8" officeooo:paragraph-rsid="00121a85" fo:background-color="#ffffff" style:font-name-asian="Times New Roman" style:font-size-asian="9.5pt" style:font-weight-asian="normal" style:font-name-complex="Times New Roman" style:font-size-complex="9.5pt" style:font-weight-complex="normal"/>
    </style:style>
    <style:style style:name="P16" style:family="paragraph" style:parent-style-name="Standard">
      <style:text-properties fo:color="#000080" style:font-name="Arial" fo:font-size="9.5pt" fo:font-weight="normal" officeooo:rsid="000e2af8" officeooo:paragraph-rsid="001d2753" fo:background-color="#ffffff" style:font-name-asian="Times New Roman" style:font-size-asian="9.5pt" style:font-weight-asian="normal" style:font-name-complex="Times New Roman" style:font-size-complex="9.5pt" style:font-weight-complex="normal"/>
    </style:style>
    <style:style style:name="P17" style:family="paragraph" style:parent-style-name="Standard">
      <style:text-properties fo:color="#000080" style:font-name="Arial" fo:font-size="9.5pt" fo:font-weight="normal" officeooo:rsid="000e2af8" officeooo:paragraph-rsid="001f060f" fo:background-color="#ffffff" style:font-name-asian="Times New Roman" style:font-size-asian="9.5pt" style:font-weight-asian="normal" style:font-name-complex="Times New Roman" style:font-size-complex="9.5pt" style:font-weight-complex="normal"/>
    </style:style>
    <style:style style:name="P18" style:family="paragraph" style:parent-style-name="Standard">
      <style:text-properties fo:color="#000080" style:font-name="Arial" fo:font-size="9.5pt" fo:font-weight="normal" officeooo:rsid="001f060f" officeooo:paragraph-rsid="0020636e" fo:background-color="#ffffff" style:font-name-asian="Times New Roman" style:font-size-asian="9.5pt" style:font-weight-asian="normal" style:font-name-complex="Times New Roman" style:font-size-complex="9.5pt" style:font-weight-complex="normal"/>
    </style:style>
    <style:style style:name="P19" style:family="paragraph" style:parent-style-name="Standard">
      <style:text-properties fo:color="#000080" style:font-name="Arial" fo:font-size="9.5pt" fo:font-weight="normal" officeooo:rsid="001f060f" officeooo:paragraph-rsid="00237902" fo:background-color="#ffffff" style:font-name-asian="Times New Roman" style:font-size-asian="9.5pt" style:font-weight-asian="normal" style:font-name-complex="Times New Roman" style:font-size-complex="9.5pt" style:font-weight-complex="normal"/>
    </style:style>
    <style:style style:name="P20" style:family="paragraph" style:parent-style-name="Standard">
      <style:text-properties fo:color="#000080" style:font-name="Arial" fo:font-size="9.5pt" fo:font-weight="normal" officeooo:rsid="0020636e" officeooo:paragraph-rsid="0020636e" fo:background-color="#ffffff" style:font-name-asian="Times New Roman" style:font-size-asian="9.5pt" style:font-weight-asian="normal" style:font-name-complex="Times New Roman" style:font-size-complex="9.5pt" style:font-weight-complex="normal"/>
    </style:style>
    <style:style style:name="P21" style:family="paragraph" style:parent-style-name="Standard">
      <style:text-properties fo:color="#000080" style:font-name="Arial" fo:font-size="9.5pt" fo:font-weight="normal" officeooo:rsid="00237902" officeooo:paragraph-rsid="0020636e" fo:background-color="#ffffff" style:font-name-asian="Times New Roman" style:font-size-asian="9.5pt" style:font-weight-asian="normal" style:font-name-complex="Times New Roman" style:font-size-complex="9.5pt" style:font-weight-complex="normal"/>
    </style:style>
    <style:style style:name="P22" style:family="paragraph" style:parent-style-name="Standard">
      <style:text-properties fo:color="#222222" style:font-name="Arial" fo:font-size="9.5pt" fo:font-weight="normal" officeooo:rsid="00181c56" officeooo:paragraph-rsid="001f060f" fo:background-color="#ffffff" style:font-name-asian="Times New Roman" style:font-size-asian="9.5pt" style:font-weight-asian="normal" style:font-name-complex="Times New Roman" style:font-size-complex="9.5pt" style:font-weight-complex="normal"/>
    </style:style>
    <style:style style:name="P23" style:family="paragraph" style:parent-style-name="Standard">
      <style:text-properties style:use-window-font-color="true" style:font-name="Arial" fo:font-size="9.5pt" fo:font-weight="normal" officeooo:rsid="00060cd2" officeooo:paragraph-rsid="00060cd2" fo:background-color="#ffffff" style:font-name-asian="Times New Roman" style:font-size-asian="9.5pt" style:font-weight-asian="normal" style:font-name-complex="Times New Roman" style:font-size-complex="9.5pt" style:font-weight-complex="normal"/>
    </style:style>
    <style:style style:name="P24" style:family="paragraph" style:parent-style-name="Standard">
      <style:text-properties style:use-window-font-color="true" style:font-name="Arial" fo:font-size="9.5pt" fo:font-weight="normal" officeooo:rsid="00060cd2" officeooo:paragraph-rsid="003c3809" fo:background-color="#ffffff" style:font-name-asian="Times New Roman" style:font-size-asian="9.5pt" style:font-weight-asian="normal" style:font-name-complex="Times New Roman" style:font-size-complex="9.5pt" style:font-weight-complex="normal"/>
    </style:style>
    <style:style style:name="P25" style:family="paragraph" style:parent-style-name="Standard">
      <style:text-properties style:use-window-font-color="true" style:font-name="Arial" fo:font-size="9.5pt" fo:font-weight="normal" officeooo:rsid="00060cd2" officeooo:paragraph-rsid="003d6b3e" fo:background-color="#ffffff" style:font-name-asian="Times New Roman" style:font-size-asian="9.5pt" style:font-weight-asian="normal" style:font-name-complex="Times New Roman" style:font-size-complex="9.5pt" style:font-weight-complex="normal"/>
    </style:style>
    <style:style style:name="P26" style:family="paragraph" style:parent-style-name="Standard">
      <style:text-properties style:use-window-font-color="true" style:font-name="Arial" fo:font-size="9.5pt" fo:font-weight="normal" officeooo:rsid="00060cd2" officeooo:paragraph-rsid="003f4058" fo:background-color="#ffffff" style:font-name-asian="Times New Roman" style:font-size-asian="9.5pt" style:font-weight-asian="normal" style:font-name-complex="Times New Roman" style:font-size-complex="9.5pt" style:font-weight-complex="normal"/>
    </style:style>
    <style:style style:name="P27" style:family="paragraph" style:parent-style-name="Standard">
      <style:text-properties style:use-window-font-color="true" style:font-name="Arial" fo:font-size="9.5pt" fo:font-weight="normal" officeooo:rsid="00060cd2" officeooo:paragraph-rsid="004119bd" fo:background-color="#ffffff" style:font-name-asian="Times New Roman" style:font-size-asian="9.5pt" style:font-weight-asian="normal" style:font-name-complex="Times New Roman" style:font-size-complex="9.5pt" style:font-weight-complex="normal"/>
    </style:style>
    <style:style style:name="P28" style:family="paragraph" style:parent-style-name="Standard">
      <style:text-properties style:use-window-font-color="true" style:font-name="Arial" fo:font-size="9.5pt" fo:font-weight="normal" officeooo:rsid="00060cd2" officeooo:paragraph-rsid="0041b6c9" fo:background-color="#ffffff" style:font-name-asian="Times New Roman" style:font-size-asian="9.5pt" style:font-weight-asian="normal" style:font-name-complex="Times New Roman" style:font-size-complex="9.5pt" style:font-weight-complex="normal"/>
    </style:style>
    <style:style style:name="P29" style:family="paragraph" style:parent-style-name="Standard">
      <style:text-properties style:use-window-font-color="true" style:font-name="Arial" fo:font-size="9.5pt" fo:font-weight="normal" officeooo:rsid="000e2af8" officeooo:paragraph-rsid="001b9679" fo:background-color="#ffffff" style:font-name-asian="Times New Roman" style:font-size-asian="9.5pt" style:font-weight-asian="normal" style:font-name-complex="Times New Roman" style:font-size-complex="9.5pt" style:font-weight-complex="normal"/>
    </style:style>
    <style:style style:name="P30" style:family="paragraph" style:parent-style-name="Standard">
      <style:text-properties style:use-window-font-color="true" style:font-name="Arial" fo:font-size="9.5pt" fo:font-weight="normal" officeooo:rsid="000e2af8" officeooo:paragraph-rsid="00355e25" fo:background-color="#ffffff" style:font-name-asian="Times New Roman" style:font-size-asian="9.5pt" style:font-weight-asian="normal" style:font-name-complex="Times New Roman" style:font-size-complex="9.5pt" style:font-weight-complex="normal"/>
    </style:style>
    <style:style style:name="P31" style:family="paragraph" style:parent-style-name="Standard">
      <style:text-properties style:use-window-font-color="true" style:font-name="Arial" fo:font-size="9.5pt" fo:font-weight="normal" officeooo:rsid="00355e25" officeooo:paragraph-rsid="00355e25" fo:background-color="#ffffff" style:font-name-asian="Times New Roman" style:font-size-asian="9.5pt" style:font-weight-asian="normal" style:font-name-complex="Times New Roman" style:font-size-complex="9.5pt" style:font-weight-complex="normal"/>
    </style:style>
    <style:style style:name="P32" style:family="paragraph" style:parent-style-name="Standard">
      <style:text-properties style:use-window-font-color="true" style:font-name="Arial" fo:font-size="9.5pt" fo:font-weight="normal" officeooo:rsid="003d6b3e" officeooo:paragraph-rsid="003d6b3e" fo:background-color="#ffffff" style:font-name-asian="Times New Roman" style:font-size-asian="9.5pt" style:font-weight-asian="normal" style:font-name-complex="Times New Roman" style:font-size-complex="9.5pt" style:font-weight-complex="normal"/>
    </style:style>
    <style:style style:name="P33" style:family="paragraph" style:parent-style-name="Standard">
      <style:text-properties style:use-window-font-color="true" style:font-name="Arial" fo:font-size="9.5pt" fo:font-weight="normal" officeooo:rsid="004119bd" officeooo:paragraph-rsid="004119bd" fo:background-color="#ffffff" style:font-name-asian="Times New Roman" style:font-size-asian="9.5pt" style:font-weight-asian="normal" style:font-name-complex="Times New Roman" style:font-size-complex="9.5pt" style:font-weight-complex="normal"/>
    </style:style>
    <style:style style:name="P34" style:family="paragraph" style:parent-style-name="Standard">
      <style:text-properties style:use-window-font-color="true" style:font-name="Arial" fo:font-size="9.5pt" fo:font-weight="bold" officeooo:rsid="00060cd2" officeooo:paragraph-rsid="00060cd2" fo:background-color="#ffffff" style:font-name-asian="Times New Roman" style:font-size-asian="9.5pt" style:font-weight-asian="bold" style:font-name-complex="Times New Roman" style:font-size-complex="9.5pt" style:font-weight-complex="bold"/>
    </style:style>
    <style:style style:name="P35" style:family="paragraph" style:parent-style-name="Standard">
      <style:text-properties style:use-window-font-color="true" fo:font-weight="normal" officeooo:rsid="00060cd2" officeooo:paragraph-rsid="0027c8f6" style:font-weight-asian="normal" style:font-weight-complex="normal"/>
    </style:style>
    <style:style style:name="P36" style:family="paragraph" style:parent-style-name="Standard">
      <style:text-properties fo:color="#000080" style:font-name="Arial" fo:font-size="9.5pt" fo:font-weight="normal" officeooo:rsid="000e2af8" officeooo:paragraph-rsid="002cfb42" fo:background-color="#ffffff" style:font-name-asian="Times New Roman" style:font-size-asian="9.5pt" style:font-weight-asian="normal" style:font-name-complex="Times New Roman" style:font-size-complex="9.5pt" style:font-weight-complex="normal"/>
    </style:style>
    <style:style style:name="P37" style:family="paragraph" style:parent-style-name="Standard">
      <style:text-properties fo:color="#000080" style:font-name="Arial" fo:font-size="9.5pt" fo:font-weight="normal" officeooo:rsid="000e2af8" officeooo:paragraph-rsid="001b9679" fo:background-color="#ffffff" style:font-name-asian="Times New Roman" style:font-size-asian="9.5pt" style:font-weight-asian="normal" style:font-name-complex="Times New Roman" style:font-size-complex="9.5pt" style:font-weight-complex="normal"/>
    </style:style>
    <style:style style:name="P38" style:family="paragraph" style:parent-style-name="Standard">
      <style:text-properties fo:color="#000080" style:font-name="Arial" fo:font-size="9.5pt" fo:font-weight="normal" officeooo:rsid="001d2753" officeooo:paragraph-rsid="0037a1d0" fo:background-color="#ffffff" style:font-name-asian="Times New Roman" style:font-size-asian="9.5pt" style:font-weight-asian="normal" style:font-name-complex="Times New Roman" style:font-size-complex="9.5pt" style:font-weight-complex="normal"/>
    </style:style>
    <style:style style:name="P39" style:family="paragraph" style:parent-style-name="Standard">
      <style:text-properties fo:color="#000080" style:font-name="Arial" fo:font-size="9.5pt" fo:font-weight="normal" officeooo:rsid="00060cd2" officeooo:paragraph-rsid="003c3809" fo:background-color="#ffffff" style:font-name-asian="Times New Roman" style:font-size-asian="9.5pt" style:font-weight-asian="normal" style:font-name-complex="Times New Roman" style:font-size-complex="9.5pt" style:font-weight-complex="normal"/>
    </style:style>
    <style:style style:name="P40" style:family="paragraph" style:parent-style-name="Standard">
      <style:text-properties fo:color="#000080" style:font-name="Arial" fo:font-size="9.5pt" fo:font-weight="normal" officeooo:rsid="003c3809" officeooo:paragraph-rsid="003c3809" fo:background-color="#ffffff" style:font-name-asian="Times New Roman" style:font-size-asian="9.5pt" style:font-weight-asian="normal" style:font-name-complex="Times New Roman" style:font-size-complex="9.5pt" style:font-weight-complex="normal"/>
    </style:style>
    <style:style style:name="P41" style:family="paragraph" style:parent-style-name="Standard">
      <style:text-properties fo:color="#000080" style:font-name="Arial" fo:font-size="9.5pt" fo:font-weight="normal" officeooo:rsid="0020636e" officeooo:paragraph-rsid="00416b5a" fo:background-color="#ffffff" style:font-name-asian="Times New Roman" style:font-size-asian="9.5pt" style:font-weight-asian="normal" style:font-name-complex="Times New Roman" style:font-size-complex="9.5pt" style:font-weight-complex="normal"/>
    </style:style>
    <style:style style:name="P42" style:family="paragraph" style:parent-style-name="Standard">
      <style:text-properties fo:color="#000080" style:font-name="Arial" fo:font-size="9.5pt" fo:font-weight="normal" officeooo:rsid="001f060f" officeooo:paragraph-rsid="00416b5a" fo:background-color="#ffffff" style:font-name-asian="Times New Roman" style:font-size-asian="9.5pt" style:font-weight-asian="normal" style:font-name-complex="Times New Roman" style:font-size-complex="9.5pt" style:font-weight-complex="normal"/>
    </style:style>
    <style:style style:name="P43" style:family="paragraph" style:parent-style-name="Standard">
      <style:text-properties fo:color="#000080" style:font-name="Arial" fo:font-size="9.5pt" fo:font-weight="normal" officeooo:rsid="00240c0c" officeooo:paragraph-rsid="0041b6c9" fo:background-color="#ffffff" style:font-name-asian="Times New Roman" style:font-size-asian="9.5pt" style:font-weight-asian="normal" style:font-name-complex="Times New Roman" style:font-size-complex="9.5pt" style:font-weight-complex="normal"/>
    </style:style>
    <style:style style:name="P44" style:family="paragraph" style:parent-style-name="Standard">
      <style:text-properties fo:color="#222222" style:font-name="Arial" fo:font-size="9.5pt" fo:font-weight="normal" officeooo:rsid="00181c56" officeooo:paragraph-rsid="001f060f" fo:background-color="#ffffff" style:font-name-asian="Times New Roman" style:font-size-asian="9.5pt" style:font-weight-asian="normal" style:font-name-complex="Times New Roman" style:font-size-complex="9.5pt" style:font-weight-complex="normal"/>
    </style:style>
    <style:style style:name="P45" style:family="paragraph" style:parent-style-name="Standard" style:master-page-name="Standard">
      <style:paragraph-properties style:page-number="auto"/>
      <style:text-properties style:use-window-font-color="true" style:font-name="Arial" fo:font-size="9.5pt" fo:font-weight="normal" officeooo:rsid="00060cd2" officeooo:paragraph-rsid="0041b6c9" fo:background-color="#ffffff" style:font-name-asian="Times New Roman" style:font-size-asian="9.5pt" style:font-weight-asian="normal" style:font-name-complex="Times New Roman" style:font-size-complex="9.5pt" style:font-weight-complex="normal"/>
    </style:style>
    <style:style style:name="T1" style:family="text">
      <style:text-properties fo:color="#222222"/>
    </style:style>
    <style:style style:name="T2" style:family="text">
      <style:text-properties fo:color="#222222" officeooo:rsid="00181c56"/>
    </style:style>
    <style:style style:name="T3" style:family="text">
      <style:text-properties fo:color="#222222" officeooo:rsid="001b9679"/>
    </style:style>
    <style:style style:name="T4" style:family="text">
      <style:text-properties fo:color="#222222"/>
    </style:style>
    <style:style style:name="T5" style:family="text">
      <style:text-properties fo:color="#222222" fo:background-color="#ffff00" loext:char-shading-value="0"/>
    </style:style>
    <style:style style:name="T6" style:family="text">
      <style:text-properties fo:color="#222222" fo:background-color="#00ffff" loext:char-shading-value="0"/>
    </style:style>
    <style:style style:name="T7" style:family="text">
      <style:text-properties fo:color="#222222" fo:font-weight="bold" style:font-weight-asian="bold" style:font-weight-complex="bold"/>
    </style:style>
    <style:style style:name="T8" style:family="text">
      <style:text-properties style:font-name="Arial" fo:font-size="9.5pt" fo:background-color="#ffffff" loext:char-shading-value="0" style:font-name-asian="Times New Roman" style:font-size-asian="9.5pt" style:font-name-complex="Times New Roman" style:font-size-complex="9.5pt"/>
    </style:style>
    <style:style style:name="T9" style:family="text">
      <style:text-properties style:font-name="Arial" fo:font-size="9.5pt" officeooo:rsid="000777a9" fo:background-color="#ffffff" loext:char-shading-value="0" style:font-name-asian="Times New Roman" style:font-size-asian="9.5pt" style:font-name-complex="Times New Roman" style:font-size-complex="9.5pt"/>
    </style:style>
    <style:style style:name="T10" style:family="text">
      <style:text-properties style:font-name="Arial" fo:font-size="9.5pt" officeooo:rsid="0007aee9" fo:background-color="#ffffff" loext:char-shading-value="0" style:font-name-asian="Times New Roman" style:font-size-asian="9.5pt" style:font-name-complex="Times New Roman" style:font-size-complex="9.5pt"/>
    </style:style>
    <style:style style:name="T11" style:family="text">
      <style:text-properties style:font-name="Arial" fo:font-size="9.5pt" officeooo:rsid="0007d6a5" fo:background-color="#ffffff" loext:char-shading-value="0" style:font-name-asian="Times New Roman" style:font-size-asian="9.5pt" style:font-name-complex="Times New Roman" style:font-size-complex="9.5pt"/>
    </style:style>
    <style:style style:name="T12" style:family="text">
      <style:text-properties style:font-name="Arial" fo:font-size="9.5pt" officeooo:rsid="0009e000" fo:background-color="#ffffff" loext:char-shading-value="0" style:font-name-asian="Times New Roman" style:font-size-asian="9.5pt" style:font-name-complex="Times New Roman" style:font-size-complex="9.5pt"/>
    </style:style>
    <style:style style:name="T13" style:family="text">
      <style:text-properties style:font-name="Arial" fo:font-size="9.5pt" officeooo:rsid="000bc387" fo:background-color="#ffffff" loext:char-shading-value="0" style:font-name-asian="Times New Roman" style:font-size-asian="9.5pt" style:font-name-complex="Times New Roman" style:font-size-complex="9.5pt"/>
    </style:style>
    <style:style style:name="T14" style:family="text">
      <style:text-properties style:font-name="Arial" fo:font-size="9.5pt" officeooo:rsid="000cb306" fo:background-color="#ffffff" loext:char-shading-value="0" style:font-name-asian="Times New Roman" style:font-size-asian="9.5pt" style:font-name-complex="Times New Roman" style:font-size-complex="9.5pt"/>
    </style:style>
    <style:style style:name="T15" style:family="text">
      <style:text-properties style:font-name="Arial" fo:font-size="9.5pt" officeooo:rsid="001106ab" fo:background-color="#ffffff" loext:char-shading-value="0" style:font-name-asian="Times New Roman" style:font-size-asian="9.5pt" style:font-name-complex="Times New Roman" style:font-size-complex="9.5pt"/>
    </style:style>
    <style:style style:name="T16" style:family="text">
      <style:text-properties style:font-name="Arial" fo:font-size="9.5pt" officeooo:rsid="00266c12" fo:background-color="#ffffff" loext:char-shading-value="0" style:font-name-asian="Times New Roman" style:font-size-asian="9.5pt" style:font-name-complex="Times New Roman" style:font-size-complex="9.5pt"/>
    </style:style>
    <style:style style:name="T17" style:family="text">
      <style:text-properties style:font-name="Arial" fo:font-size="9.5pt" officeooo:rsid="0026dffc" fo:background-color="#ffffff" loext:char-shading-value="0" style:font-name-asian="Times New Roman" style:font-size-asian="9.5pt" style:font-name-complex="Times New Roman" style:font-size-complex="9.5pt"/>
    </style:style>
    <style:style style:name="T18" style:family="text">
      <style:text-properties style:font-name="Arial" fo:font-size="9.5pt" fo:font-weight="bold" officeooo:rsid="0007d6a5" fo:background-color="#ffffff" loext:char-shading-value="0" style:font-name-asian="Times New Roman" style:font-size-asian="9.5pt" style:font-weight-asian="bold" style:font-name-complex="Times New Roman" style:font-size-complex="9.5pt" style:font-weight-complex="bold"/>
    </style:style>
    <style:style style:name="T19" style:family="text">
      <style:text-properties fo:color="#000080" style:font-name="Arial" fo:font-size="9.5pt" officeooo:rsid="000777a9" fo:background-color="#ffffff" loext:char-shading-value="0" style:font-name-asian="Times New Roman" style:font-size-asian="9.5pt" style:font-name-complex="Times New Roman" style:font-size-complex="9.5pt"/>
    </style:style>
    <style:style style:name="T20" style:family="text">
      <style:text-properties fo:color="#000080" style:font-name="Arial" fo:font-size="9.5pt" officeooo:rsid="000e2af8" fo:background-color="#ffffff" loext:char-shading-value="0" style:font-name-asian="Times New Roman" style:font-size-asian="9.5pt" style:font-name-complex="Times New Roman" style:font-size-complex="9.5pt"/>
    </style:style>
    <style:style style:name="T21" style:family="text">
      <style:text-properties fo:color="#000080" style:font-name="Arial" fo:font-size="9.5pt" officeooo:rsid="0027c8f6" fo:background-color="#ffffff" loext:char-shading-value="0" style:font-name-asian="Times New Roman" style:font-size-asian="9.5pt" style:font-name-complex="Times New Roman" style:font-size-complex="9.5pt"/>
    </style:style>
    <style:style style:name="T22" style:family="text">
      <style:text-properties fo:color="#000080" style:font-name="Arial" fo:font-size="9.5pt" officeooo:rsid="002a8bee" fo:background-color="#ffffff" loext:char-shading-value="0" style:font-name-asian="Times New Roman" style:font-size-asian="9.5pt" style:font-name-complex="Times New Roman" style:font-size-complex="9.5pt"/>
    </style:style>
    <style:style style:name="T23" style:family="text">
      <style:text-properties fo:color="#000080" officeooo:rsid="001d2753"/>
    </style:style>
    <style:style style:name="T24" style:family="text">
      <style:text-properties fo:color="#000080" officeooo:rsid="000e2af8"/>
    </style:style>
    <style:style style:name="T25" style:family="text">
      <style:text-properties fo:color="#000080" officeooo:rsid="0037304e"/>
    </style:style>
    <style:style style:name="T26" style:family="text">
      <style:text-properties fo:color="#000080"/>
    </style:style>
    <style:style style:name="T27" style:family="text">
      <style:text-properties fo:color="#000080" officeooo:rsid="00060cd2"/>
    </style:style>
    <style:style style:name="T28" style:family="text">
      <style:text-properties fo:color="#000080" officeooo:rsid="003e3bd3"/>
    </style:style>
    <style:style style:name="T29" style:family="text">
      <style:text-properties officeooo:rsid="00121a85"/>
    </style:style>
    <style:style style:name="T30" style:family="text">
      <style:text-properties officeooo:rsid="0013afe2"/>
    </style:style>
    <style:style style:name="T31" style:family="text">
      <style:text-properties officeooo:rsid="00155391"/>
    </style:style>
    <style:style style:name="T32" style:family="text">
      <style:text-properties officeooo:rsid="0016b3de"/>
    </style:style>
    <style:style style:name="T33" style:family="text">
      <style:text-properties officeooo:rsid="00181c56"/>
    </style:style>
    <style:style style:name="T34" style:family="text">
      <style:text-properties officeooo:rsid="001f060f"/>
    </style:style>
    <style:style style:name="T35" style:family="text">
      <style:text-properties officeooo:rsid="00240c0c"/>
    </style:style>
    <style:style style:name="T36" style:family="text">
      <style:text-properties officeooo:rsid="00249fe6"/>
    </style:style>
    <style:style style:name="T37" style:family="text">
      <style:text-properties officeooo:rsid="0024c1b1"/>
    </style:style>
    <style:style style:name="T38" style:family="text">
      <style:text-properties officeooo:rsid="002ad178"/>
    </style:style>
    <style:style style:name="T39" style:family="text">
      <style:text-properties officeooo:rsid="002b03fb"/>
    </style:style>
    <style:style style:name="T40" style:family="text">
      <style:text-properties officeooo:rsid="0033c1ba"/>
    </style:style>
    <style:style style:name="T41" style:family="text">
      <style:text-properties officeooo:rsid="0038e5a5"/>
    </style:style>
    <style:style style:name="T42" style:family="text">
      <style:text-properties officeooo:rsid="003b0087"/>
    </style:style>
    <style:style style:name="T43" style:family="text">
      <style:text-properties officeooo:rsid="003c3809"/>
    </style:style>
    <style:style style:name="T44" style:family="text">
      <style:text-properties officeooo:rsid="00427659"/>
    </style:style>
    <style:style style:name="T45" style:family="text">
      <style:text-properties officeooo:rsid="0042ee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ponse to reviewers:</text:p>
      <text:p text:style-name="P6"/>
      <text:p text:style-name="P24"><text:span text:style-name="T7">Reviewer 1:</text:span><text:span text:style-name="T1"> </text:span></text:p>
      <text:p text:style-name="P24"><text:span text:style-name="T1">The paper, A game-theory modeling approach to utility and strength of interactions dynamics in<text:line-break/>biomedical research social networks presents an interesting study of collaboration networks, Social network analysis, Biomedicine, and Game theory. It is a good attempt. But unfortunately it is not ready yet to publish in </text:span></text:p>
      <text:p text:style-name="P24"/>
      <text:p text:style-name="P24"><text:span text:style-name="T1">Complex Adaptive Systems Modeling due to following reasons:<text:line-break/>1-      The paper is full of grammar mistakes. There are spelling mistakes as well. </text:span></text:p>
      <text:p text:style-name="P24"/>
      <text:p text:style-name="P39">Response: We are aware of this and we sent the paper to be revised by a <text:span text:style-name="T45">English </text:span>native speaker.</text:p>
      <text:p text:style-name="P24"><text:span text:style-name="T1"><text:line-break/>2-      The paragraphs have too many complex sentences. Please improve your write up (Do write simple, short and clear sentences).</text:span></text:p>
      <text:p text:style-name="P39"/>
      <text:p text:style-name="P39">Response: We are aware of this and <text:span text:style-name="T43">we simplified the manuscript</text:span></text:p>
      <text:p text:style-name="P24"><text:span text:style-name="T1"><text:line-break/>3-      In section 2, the first line of a 3rd paragraph should be adjusted to 2nd paragraph. Every paragraph should have one key sentence only. Then the whole paragraph must revolve around that. And then link your paragraphs together.</text:span></text:p>
      <text:p text:style-name="P24"/>
      <text:p text:style-name="P40">Response: We did it.</text:p>
      <text:p text:style-name="P24"><text:span text:style-name="T5"><text:line-break/></text:span><text:span text:style-name="T1">4-      It will be better to present a tabular structure of 32 general research areas discussed in the paper (section:2, paragraph:6, line:32).</text:span></text:p>
      <text:p text:style-name="P24"><text:span text:style-name="T5"><text:line-break/></text:span><text:span text:style-name="T1">5-      The authors should strengthen Discussion section instead of Conclusion.</text:span></text:p>
      <text:p text:style-name="P25"><text:span text:style-name="T5"><text:line-break/></text:span><text:span text:style-name="T1">6-      The paper needs more references. For example</text:span><text:span text:style-name="T5"><text:line-break/></text:span><text:span text:style-name="T1">a.      In 1st section, 2nd paragraph, reference is missing in all sentences.</text:span><text:span text:style-name="T5"><text:line-break/></text:span><text:span text:style-name="T1">b.      In 2nd section, 2nd paragraph, the first line need a reference. </text:span></text:p>
      <text:p text:style-name="P25"><text:span text:style-name="T1"/></text:p>
      <text:p text:style-name="P25"><text:span text:style-name="T26">Response: We added the references needed.</text:span><text:span text:style-name="T5"><text:line-break/></text:span></text:p>
      <text:p text:style-name="P25"><text:span text:style-name="T1">c.      On page 4, line 6 (…. research areas previously defined by a group of experts.) requires a reference.</text:span></text:p>
      <text:p text:style-name="P25"/>
      <text:p text:style-name="P32"><text:span text:style-name="T27">Response: We can not add any references here because different actors involved with this fund for health </text:span><text:span text:style-name="T28">research,</text:span><text:span text:style-name="T27"> such as government and researchers that have been project reviewers, shared this information in a conversation with us.</text:span> </text:p>
      <text:p text:style-name="P26"><text:span text:style-name="T5"><text:line-break/></text:span><text:span text:style-name="T1">d.      On page 5, in the Methodology section, the first line of the first paragraph requires a reference.</text:span></text:p>
      <text:p text:style-name="P26"/>
      <text:p text:style-name="P26"><text:span text:style-name="T26">Response: We added the references needed.</text:span></text:p>
      <text:p text:style-name="P26"><text:span text:style-name="T5"><text:line-break/></text:span><text:span text:style-name="T1">e.      Please recheck complete paper and add more references. Also include new papers, like of 2016.</text:span></text:p>
      <text:p text:style-name="P6"/>
      <text:p text:style-name="P45"><text:span text:style-name="T7">Reviewer 2:</text:span><text:span text:style-name="T1"><text:line-break/><text:line-break/>To knowing dynamics of cooperation and network structures will no doubt be of value to drive human cooperation.<text:line-break/>To explore the dynamics, the authors constructed a model where individuals play two type games for changing network structures and game strategies.<text:line-break/>However, I am not certain what is substantively new in this manuscript.<text:line-break/>The discussions of novelty and importance of the authors' model and experiments are not enough.<text:line-break/><text:line-break/>My major comments are as follows.<text:line-break/><text:line-break/>1) There are many previous studies for the cooperation on social networks (e.g. [15-19] in this manuscript).</text:span><text:span text:style-name="T5"><text:line-break/></text:span><text:span text:style-name="T1">The findings and problems of these studies need be described in the introduction.<text:line-break/>How do the network topologies effect to dynamics of the prisoner dilemma game?</text:span></text:p>
      <text:p text:style-name="P28"/>
      <text:p text:style-name="P43">Response: This was included in the reference of Li and Cao 2003. <text:span text:style-name="T44">Although the reference is quite old, it describes a very similar result to ours in the sense of the role of the topology in the behavior of players.</text:span></text:p>
      <text:p text:style-name="P28"><text:span text:style-name="T6"><text:line-break/></text:span><text:span text:style-name="T1">How does the prisoner dilemma game on social networks change the network topologies?</text:span><text:span text:style-name="T6"><text:line-break/></text:span><text:span text:style-name="T1">Why are these studies not enough for the purpose of this study?<text:line-break/></text:span></text:p>
      <text:p text:style-name="P33">Response: </text:p>
      <text:p text:style-name="P27"><text:span text:style-name="T1">2) In the discussion, the results of this study should compare with the previous studies (studies of collaboration in scientific researches and studies of cooperation on networks).<text:line-break/><text:line-break/>Here are the minor comments.<text:line-break/><text:line-break/>a) What are Aij and &lt;fi&gt;? Please explain the variables.</text:span></text:p>
      <text:p text:style-name="P27"/>
      <text:p text:style-name="P42">Response: <text:span text:style-name="T35">A_ij changed to payoff matrix and change f_i for u_i</text:span></text:p>
      <text:p text:style-name="P41"><text:span text:style-name="T1"/></text:p>
      <text:p text:style-name="P6"/>
      <text:p text:style-name="P34">Reviewer 3:</text:p>
      <text:p text:style-name="P6"/>
      <text:p text:style-name="P6">1) However, my main issue is with the game theory approach. Ultimately, game theory is based on the idea that agents are trying to maximise utility (whatever that may be). In the model presented here, agents are trying to maximise a sum of utility and connection strength, and their strategy is to cooperate with a probability proportional to this sum. Utility is set from a Prisoner's Dilemma game, while connection strength is set from a coordination game. But it was not clear to me exactly what connection strength is supposed to represent.</text:p>
      <text:p text:style-name="P1"/>
      <text:p text:style-name="P13"><text:span text:style-name="T8">Response: </text:span><text:span text:style-name="T10">S</text:span><text:span text:style-name="T8">trength of </text:span><text:span text:style-name="T17">interactions</text:span><text:span text:style-name="T8"> may </text:span><text:span text:style-name="T10">have </text:span><text:span text:style-name="T8">different meaning. From an empirical point of view, it simply means the number of times two researchers have collaborated together in a comon research project. </text:span><text:span text:style-name="T10">From a sociological and qualitative point of view</text:span><text:span text:style-name="T8">, if these two scientists have been willing to collaborate more than once, it may signify some form of trust among them. </text:span><text:span text:style-name="T16">But</text:span><text:span text:style-name="T9"> this may not be the only </text:span><text:span text:style-name="T10">interpreation</text:span><text:span text:style-name="T9"> since it can depend on each case. For instance </text:span><text:span text:style-name="T11">students are expected to collaborate with their advisors, still</text:span><text:span text:style-name="T9"> there can be cases in which students </text:span><text:span text:style-name="T11">are subdued to collaborate with them.</text:span><text:span text:style-name="T9"> In such a case, instead of trust there would be an asymmetry of power. </text:span><text:span text:style-name="T11">This situation may not be limited to advisor-students relationships; w</text:span><text:span text:style-name="T9">e </text:span><text:span text:style-name="T11">are aware of cases</text:span><text:span text:style-name="T9"> between a politically powerful scientist “recruting” other scientists that are somehow obligated to collaborate with the</text:span><text:span text:style-name="T11">m</text:span><text:span text:style-name="T9">. The risk of refusing to collaborate in this situation can represent a politically bad move.</text:span></text:p>
      <text:p text:style-name="P12"/>
      <text:p text:style-name="P14"><text:span text:style-name="T9">S</text:span><text:span text:style-name="T8">ince the strength of connection can be sociologically interpreted in so many ways, we decided to just quantify the <text:s/>times two researchers collaborate, and by doing this avoiding any generalized interpretation of the quality of the interactions among researchers. </text:span><text:span text:style-name="T11">Still we are aware that naming strength of connection to the number of times scientists collaborate, can be quite abstract and it needs to be expressed in more concrete ways. </text:span><text:span text:style-name="T18">That is why we explained this a the beginning of the manuscript.</text:span></text:p>
      <text:p text:style-name="P1"/>
      <text:p text:style-name="P6">2) It seems like a macro-level version of a partner choice mechanism, since if an individual weakens its connection strength then it is less likely to engage in a cooperative interaction.</text:p>
      <text:p text:style-name="P1"/>
      <text:p text:style-name="P1"><text:span text:style-name="T19">Response: Yes, if the reviewer refers to the player's neighborhood as the macro-level. At the neighborhood level if the player averaged trust plus its averaged fitness results in &lt; nu, than the player will see his/her confidence in cooperating diminshed.</text:span><text:span text:style-name="T12"> <text:s/></text:span><text:span text:style-name="T13">We should rename naivness as confidence in the neighborhood to cooperate.</text:span></text:p>
      <text:p text:style-name="P1"/>
      <text:p text:style-name="P2"><text:span text:style-name="T14">3) </text:span><text:span text:style-name="T8">In general, I found the macro-level approach taken in the paper quite confusing. Why would an individual weaken its connection strength with all individuals simultaneously?</text:span></text:p>
      <text:p text:style-name="P3"/>
      <text:p text:style-name="P35"><text:soft-page-break/><text:span text:style-name="T19">Response: </text:span><text:span text:style-name="T20">No, the strength of connection is updated independently for each pair of players. <text:s/></text:span><text:span text:style-name="T21">In a single play some interactions might be weakened, some may get strengthened and others may remain unaffected. </text:span><text:span text:style-name="T20">Moreover, in this model, history </text:span><text:span text:style-name="T21">is kept in the network as strength of interactions and it</text:span><text:span text:style-name="T20"> matters as it conditions the </text:span><text:span text:style-name="T22">agent</text:span><text:span text:style-name="T20"> disposition to cooperate or to defect. </text:span><text:span text:style-name="T21">As the saying goes: Burnt children dread fire / A bad dog is not born but made.</text:span></text:p>
      <text:p text:style-name="P4"/>
      <text:p text:style-name="P5"><text:span text:style-name="T15">4) </text:span><text:span text:style-name="T8">Why is this done rather than classical partner choice?</text:span></text:p>
      <text:p text:style-name="P5"/>
      <text:p text:style-name="P15">Response: <text:span text:style-name="T29">Considering the answer to question 2, t</text:span>here is no partnership choice since there is no rewireing in the game, <text:span text:style-name="T29">c</text:span>onnection strength are <text:span text:style-name="T29">simply</text:span> updated. In this process of updating, the <text:span text:style-name="T38">agent</text:span> and <text:span text:style-name="T29">the network itself in the </text:span>connections record the history of previous interactions. <text:span text:style-name="T30">Our main interest is not how an agent chooses a partner <text:s/>but to see the impact of each agent's response to its historical context.</text:span></text:p>
      <text:p text:style-name="P15"/>
      <text:p text:style-name="P7"><text:span text:style-name="T31">5) </text:span>Does the data suggest that scientists do indeed weaken all of their links simultaneously after a defection?</text:p>
      <text:p text:style-name="P36">Response: <text:span text:style-name="T39">Interaction strength is updated for each independent pair of agents. True, agent's strategy is set beforehand. This is because the level of description of the model tries to capture the disposition of the agent to cooperate or defect, due to its historical process.</text:span></text:p>
      <text:p text:style-name="P7"/>
      <text:p text:style-name="P8"><text:span text:style-name="T32">6) </text:span>Another part of the model that is unclear is that, contrary to the explanation in the text, individuals are not actually trying to maximise their payoff in the coordination game, because this does not enter into their utility function.</text:p>
      <text:p text:style-name="P37">Response: <text:span text:style-name="T40">Yes, we have improved the explanation of the utility function. The value of the utility function for an agent is the sum of the payoffs of playing prisoner's dilemma with its neighbors. The other concurrent game consists of agents trying to maximize the strength of their interactions with other agents. The payoffs resulting from the coordination games are not part of the utility function, however, both are considered by the agent to decide whether to cooperate or defect. </text:span></text:p>
      <text:p text:style-name="P10"/>
      <text:p text:style-name="P10"/>
      <text:p text:style-name="P10"/>
      <text:p text:style-name="P30"><text:span text:style-name="T3">6.1) </text:span><text:span text:style-name="T1">Rather, the result of the coordination game affects whether they cooperate or defect in future. In fact, miscoordinating would increase their immediate utility: </text:span></text:p>
      <text:p text:style-name="P31"><text:span text:style-name="T23">Response: True, in only one case of the prisoner's dilemma outcome, since agent's utilities only consider payoffs from the prisioner's dilemma game. </text:span><text:span text:style-name="T24"><text:s/></text:span><text:span text:style-name="T25">(Pensar)</text:span></text:p>
      <text:p text:style-name="P17"/>
      <text:p text:style-name="P22"><text:span text:style-name="T34">6.2) </text:span>How this all connects with classic repeated game theory and the partner choice and biological markets literature needs to be made much clearer.</text:p>
      <text:p text:style-name="P22"/>
      <text:p text:style-name="P38">Response: As for the repeated game theory, our model expands it by including memory of the previous games in the network itself. In the case of the partner choice, there is none, since there is no network rewiring, edge removal <text:span text:style-name="T41">n</text:span>or edge creation. <text:span text:style-name="T42">We believe that biological markets framework it is not an appropriate approach to our model since 1) a biomedical research network is more similar to a human market. 2) Partner choice is central to biological market paradigm; our model is based on an empirical network <text:s/>which means that partner choices have been already made.</text:span></text:p>
      <text:p text:style-name="P22"/>
      <text:p text:style-name="P8"/>
      <text:p text:style-name="P9"><text:span text:style-name="T33">7) </text:span>Can you please provide some more explanation of how exactly v is a carrying capacity? What would happen if you started the population with a high utility and high w, would the carrying capacity still matter? Cooperation thresholds.</text:p>
      <text:p text:style-name="P9"/>
      <text:p text:style-name="P18">Response: Carrying capacity in reality is a <text:s/>Cooperation threshold.</text:p>
      <text:p text:style-name="P16"/>
      <text:p text:style-name="P9"/>
      <text:p text:style-name="P11">8) <text:span text:style-name="T1"> I also found several aspects of the presentation of the model unclear:<text:line-break/>1.      Pg. 6 line 21: what does the A_ij matrix refer to? This symbol is not used again. <text:line-break/>2.      Pg. 7 line 31: f_i is undefined. I think this should be u_i.<text:line-break/>3.      Pg. 7 line 31: what does the &lt;&gt; notation mean in &lt;f_i&gt; + &lt;w_ij&gt;j? Is it a form of normalisation? Some kind of normalisation must be necessary, otherwise eta_i could evaluate to more than 1, which would not make sense as it is a probability.</text:span></text:p>
      <text:p text:style-name="P11"/>
      <text:p text:style-name="P18">Response:</text:p>
      <text:p text:style-name="P20">8.1) <text:span text:style-name="T35">A_ij <text:s/>changed to payoff matrix</text:span></text:p>
      <text:p text:style-name="P20"/>
      <text:p text:style-name="P20">8.2) <text:span text:style-name="T36">Change f_i for u_i</text:span></text:p>
      <text:p text:style-name="P20"/>
      <text:p text:style-name="P21">8.3) <text:span text:style-name="T36">&lt;&gt; stands for expected value or average. Indeed, normalization takes place when diveded by 2. Checar</text:span></text:p>
      <text:p text:style-name="P9"/>
      <text:p text:style-name="P9"/>
      <text:p text:style-name="P9"><text:soft-page-break/><text:span text:style-name="T2">9) </text:span><text:span text:style-name="T1">Finally, several aspects of the presentation of the results were unclear:<text:line-break/>1.      What values for R,S,T and P were used in the simulations? Surely these will affect the "carrying capacity"?<text:line-break/>2.      Which of the figures refer to the second experiment, i.e. to multiple runs?</text:span></text:p>
      <text:p text:style-name="P9"/>
      <text:p text:style-name="P19">9.1) <text:span text:style-name="T36">Present R, S, T, and P values table (most of the time this is not shown). We find this idea very compeling, it would absolutely interesting to have a feedback function in which the carrying capacity gets updatated according to the dynamics of the players interacting. In our model, the carrying capacity is an independent variable.</text:span></text:p>
      <text:p text:style-name="P19"/>
      <text:p text:style-name="P19">9.2) <text:span text:style-name="T37">Clarify captions which figures correspond to the second experi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 Mario Siqueiros-García</meta:initial-creator>
    <meta:creation-date>2017-03-23T09:00:16.372813507</meta:creation-date>
    <dc:date>2017-03-30T14:50:42.925911914</dc:date>
    <dc:creator>J Mario Siqueiros-García</dc:creator>
    <meta:editing-duration>P1DT6H57M28S</meta:editing-duration>
    <meta:editing-cycles>52</meta:editing-cycles>
    <meta:generator>LibreOffice/4.3.3.2$Linux_X86_64 LibreOffice_project/430m0$Build-2</meta:generator>
    <meta:document-statistic meta:table-count="0" meta:image-count="0" meta:object-count="0" meta:page-count="4" meta:paragraph-count="52" meta:word-count="1795" meta:character-count="10997" meta:non-whitespace-character-count="9141"/>
  </office:meta>
</office:document-meta>
</file>